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eelawadee UI" svg:font-family="'Leelawadee UI'" style:font-family-generic="swiss" style:font-pitch="variable"/>
    <style:font-face style:name="Leelawadee UI1" svg:font-family="'Leelawadee UI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writing-mode="lr-tb"/>
    </style:style>
    <style:style style:name="Table1.A" style:family="table-column">
      <style:table-column-properties style:column-width="2.792cm" style:rel-column-width="1583*"/>
    </style:style>
    <style:style style:name="Table1.B" style:family="table-column">
      <style:table-column-properties style:column-width="14.988cm" style:rel-column-width="8497*"/>
    </style:style>
    <style:style style:name="Table1.1" style:family="table-row">
      <style:table-row-properties style:min-row-height="2.101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eeeeee"/>
    </style:style>
    <style:style style:name="Table1.2" style:family="table-row">
      <style:table-row-properties style:min-row-height="11.393cm"/>
    </style:style>
    <style:style style:name="Table1.A2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2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3" style:family="table-row">
      <style:table-row-properties style:min-row-height="2.695cm"/>
    </style:style>
    <style:style style:name="Table1.A3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3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4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4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5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5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6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6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P1" style:family="paragraph" style:parent-style-name="Standard">
      <style:text-properties officeooo:paragraph-rsid="008dd788"/>
    </style:style>
    <style:style style:name="P2" style:family="paragraph" style:parent-style-name="Standard">
      <style:paragraph-properties fo:text-align="center" style:justify-single-word="false"/>
      <style:text-properties officeooo:paragraph-rsid="008c6350"/>
    </style:style>
    <style:style style:name="P3" style:family="paragraph" style:parent-style-name="Horizontal_20_Line">
      <style:paragraph-properties fo:padding="0.074cm" fo:border-left="none" fo:border-right="none" fo:border-top="none" fo:border-bottom="0.06pt solid #000000" style:join-border="false"/>
      <style:text-properties style:font-name="Leelawadee UI"/>
    </style:style>
    <style:style style:name="P4" style:family="paragraph" style:parent-style-name="Horizontal_20_Line">
      <style:text-properties style:font-name="Leelawadee UI"/>
    </style:style>
    <style:style style:name="P5" style:family="paragraph" style:parent-style-name="Heading_20_1">
      <style:text-properties style:font-name="Leelawadee UI" fo:font-weight="bold" officeooo:paragraph-rsid="008d395e" style:font-weight-asian="bold" style:font-weight-complex="bold"/>
    </style:style>
    <style:style style:name="P6" style:family="paragraph" style:parent-style-name="Heading_20_1">
      <style:text-properties style:font-name="Leelawadee UI" fo:font-weight="bold" officeooo:paragraph-rsid="00a88b2b" style:font-weight-asian="bold" style:font-weight-complex="bold"/>
    </style:style>
    <style:style style:name="P7" style:family="paragraph" style:parent-style-name="Heading_20_1">
      <style:text-properties style:font-name="Leelawadee UI" fo:font-weight="bold" officeooo:paragraph-rsid="008dd788" style:font-weight-asian="bold" style:font-weight-complex="bold"/>
    </style:style>
    <style:style style:name="P8" style:family="paragraph" style:parent-style-name="Heading_20_1">
      <style:text-properties style:font-name="Leelawadee UI" fo:font-weight="bold" officeooo:rsid="00a88b2b" officeooo:paragraph-rsid="00a88b2b" style:font-weight-asian="bold" style:font-weight-complex="bold"/>
    </style:style>
    <style:style style:name="P9" style:family="paragraph" style:parent-style-name="Title" style:master-page-name="Standard">
      <style:paragraph-properties style:page-number="auto"/>
      <style:text-properties style:font-name="Leelawadee UI" fo:font-size="18pt" fo:font-weight="bold" officeooo:paragraph-rsid="00af98d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Leelawadee UI"/>
    </style:style>
    <style:style style:name="P11" style:family="paragraph" style:parent-style-name="Standard">
      <style:text-properties style:font-name="Leelawadee UI" officeooo:paragraph-rsid="008d395e"/>
    </style:style>
    <style:style style:name="P12" style:family="paragraph" style:parent-style-name="Standard">
      <style:text-properties style:font-name="Leelawadee UI" officeooo:paragraph-rsid="00bab57f"/>
    </style:style>
    <style:style style:name="P13" style:family="paragraph" style:parent-style-name="Standard">
      <style:text-properties style:font-name="Leelawadee UI" fo:font-weight="bold" style:font-weight-asian="bold" style:font-weight-complex="bold"/>
    </style:style>
    <style:style style:name="P14" style:family="paragraph" style:parent-style-name="Standard">
      <style:text-properties style:font-name="Leelawadee UI" fo:font-weight="bold" officeooo:rsid="007efaa5" officeooo:paragraph-rsid="008dd788" style:font-weight-asian="bold" style:font-weight-complex="bold"/>
    </style:style>
    <style:style style:name="P15" style:family="paragraph" style:parent-style-name="Standard">
      <style:text-properties style:font-name="Leelawadee UI" fo:font-weight="bold" officeooo:paragraph-rsid="009605b9" style:font-weight-asian="bold" style:font-weight-complex="bold"/>
    </style:style>
    <style:style style:name="P16" style:family="paragraph" style:parent-style-name="Standard">
      <style:text-properties style:font-name="Leelawadee UI" fo:font-weight="bold" officeooo:rsid="00b72d41" officeooo:paragraph-rsid="00b72d41" style:font-weight-asian="bold" style:font-weight-complex="bold"/>
    </style:style>
    <style:style style:name="P17" style:family="paragraph" style:parent-style-name="Standard">
      <style:text-properties style:font-name="Leelawadee UI" fo:font-weight="bold" officeooo:paragraph-rsid="009c655c" style:font-weight-asian="bold" style:font-weight-complex="bold"/>
    </style:style>
    <style:style style:name="P18" style:family="paragraph" style:parent-style-name="Standard">
      <style:text-properties style:font-name="Leelawadee UI" fo:font-weight="bold" officeooo:paragraph-rsid="008dd788" style:font-weight-asian="bold" style:font-weight-complex="bold"/>
    </style:style>
    <style:style style:name="P19" style:family="paragraph" style:parent-style-name="Standard">
      <style:text-properties style:font-name="Leelawadee UI" fo:font-weight="bold" officeooo:paragraph-rsid="00a2d90d" style:font-weight-asian="bold" style:font-weight-complex="bold"/>
    </style:style>
    <style:style style:name="P20" style:family="paragraph" style:parent-style-name="Standard" style:list-style-name="L1">
      <style:text-properties style:font-name="Leelawadee UI" officeooo:paragraph-rsid="008d395e"/>
    </style:style>
    <style:style style:name="P21" style:family="paragraph" style:parent-style-name="Standard" style:list-style-name="L2">
      <style:text-properties style:font-name="Leelawadee UI" officeooo:paragraph-rsid="008d395e"/>
    </style:style>
    <style:style style:name="P22" style:family="paragraph" style:parent-style-name="Standard" style:list-style-name="L3">
      <style:text-properties style:font-name="Leelawadee UI" officeooo:paragraph-rsid="00abfe57"/>
    </style:style>
    <style:style style:name="P23" style:family="paragraph" style:parent-style-name="Standard" style:list-style-name="L3">
      <style:text-properties style:font-name="Leelawadee UI" officeooo:paragraph-rsid="00ad5fc0"/>
    </style:style>
    <style:style style:name="P24" style:family="paragraph" style:parent-style-name="Standard" style:list-style-name="L3">
      <style:text-properties style:font-name="Leelawadee UI" officeooo:paragraph-rsid="008d395e"/>
    </style:style>
    <style:style style:name="P25" style:family="paragraph" style:parent-style-name="Standard" style:list-style-name="L4">
      <style:text-properties style:font-name="Leelawadee UI" officeooo:paragraph-rsid="008d395e"/>
    </style:style>
    <style:style style:name="P26" style:family="paragraph" style:parent-style-name="Standard" style:list-style-name="L4">
      <style:text-properties style:font-name="Leelawadee UI" officeooo:paragraph-rsid="00a20b2f"/>
    </style:style>
    <style:style style:name="P27" style:family="paragraph" style:parent-style-name="Standard" style:list-style-name="L4">
      <style:text-properties style:font-name="Leelawadee UI" officeooo:rsid="00b349f8" officeooo:paragraph-rsid="00b349f8"/>
    </style:style>
    <style:style style:name="P28" style:family="paragraph" style:parent-style-name="Standard" style:list-style-name="L4">
      <style:text-properties style:font-name="Leelawadee UI" officeooo:rsid="00b457f5" officeooo:paragraph-rsid="00b457f5"/>
    </style:style>
    <style:style style:name="P29" style:family="paragraph" style:parent-style-name="Standard">
      <style:text-properties style:font-name="Leelawadee UI" fo:font-weight="normal" officeooo:rsid="0096a812" officeooo:paragraph-rsid="0096a812" style:font-weight-asian="normal" style:font-weight-complex="normal"/>
    </style:style>
    <style:style style:name="P30" style:family="paragraph" style:parent-style-name="Standard">
      <style:text-properties style:font-name="Leelawadee UI" fo:font-weight="normal" officeooo:rsid="009605b9" officeooo:paragraph-rsid="009605b9" style:font-weight-asian="normal" style:font-weight-complex="normal"/>
    </style:style>
    <style:style style:name="P31" style:family="paragraph" style:parent-style-name="Standard">
      <style:text-properties style:font-name="Leelawadee UI" fo:font-weight="normal" officeooo:rsid="00979ec3" officeooo:paragraph-rsid="00979ec3" style:font-weight-asian="normal" style:font-weight-complex="normal"/>
    </style:style>
    <style:style style:name="P32" style:family="paragraph" style:parent-style-name="Standard">
      <style:text-properties style:font-name="Leelawadee UI" fo:font-weight="normal" officeooo:rsid="00b72d41" officeooo:paragraph-rsid="00b72d41" style:font-weight-asian="normal" style:font-weight-complex="normal"/>
    </style:style>
    <style:style style:name="P33" style:family="paragraph" style:parent-style-name="Standard">
      <style:text-properties style:font-name="Leelawadee UI" fo:font-weight="normal" officeooo:paragraph-rsid="009c655c" style:font-weight-asian="normal" style:font-weight-complex="normal"/>
    </style:style>
    <style:style style:name="P34" style:family="paragraph" style:parent-style-name="Standard">
      <style:text-properties style:font-name="Leelawadee UI" fo:font-weight="normal" officeooo:paragraph-rsid="00a2d90d" style:font-weight-asian="normal" style:font-weight-complex="normal"/>
    </style:style>
    <style:style style:name="P35" style:family="paragraph" style:parent-style-name="Standard">
      <style:text-properties style:font-name="Leelawadee UI" fo:font-weight="normal" officeooo:rsid="00a88b2b" officeooo:paragraph-rsid="00a88b2b" style:font-weight-asian="normal" style:font-weight-complex="normal"/>
    </style:style>
    <style:style style:name="P36" style:family="paragraph" style:parent-style-name="Standard">
      <style:text-properties style:font-name="Leelawadee UI" fo:font-weight="normal" officeooo:paragraph-rsid="008dd788" style:font-weight-asian="normal" style:font-weight-complex="normal"/>
    </style:style>
    <style:style style:name="P37" style:family="paragraph" style:parent-style-name="Standard">
      <style:text-properties style:font-name="Leelawadee UI" officeooo:paragraph-rsid="008dd788"/>
    </style:style>
    <style:style style:name="P38" style:family="paragraph" style:parent-style-name="Standard">
      <style:text-properties style:font-name="Leelawadee UI" officeooo:rsid="009c655c" officeooo:paragraph-rsid="009c655c"/>
    </style:style>
    <style:style style:name="P39" style:family="paragraph" style:parent-style-name="Standard">
      <style:text-properties style:font-name="Leelawadee UI" officeooo:paragraph-rsid="009b2549"/>
    </style:style>
    <style:style style:name="P40" style:family="paragraph" style:parent-style-name="Standard">
      <style:text-properties style:font-name="Leelawadee UI" officeooo:paragraph-rsid="00a2d9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b2549" style:font-weight-asian="bold" style:font-weight-complex="bold"/>
    </style:style>
    <style:style style:name="T3" style:family="text">
      <style:text-properties fo:font-weight="bold" officeooo:rsid="00af98dd" style:font-weight-asian="bold" style:font-weight-complex="bold"/>
    </style:style>
    <style:style style:name="T4" style:family="text">
      <style:text-properties officeooo:rsid="007b3800"/>
    </style:style>
    <style:style style:name="T5" style:family="text">
      <style:text-properties officeooo:rsid="007efaa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91fb89" style:font-weight-asian="normal" style:font-weight-complex="normal"/>
    </style:style>
    <style:style style:name="T8" style:family="text">
      <style:text-properties fo:font-weight="normal" officeooo:rsid="00a2d90d" style:font-weight-asian="normal" style:font-weight-complex="normal"/>
    </style:style>
    <style:style style:name="T9" style:family="text">
      <style:text-properties fo:font-weight="normal" officeooo:rsid="009b2549" style:font-weight-asian="normal" style:font-weight-complex="normal"/>
    </style:style>
    <style:style style:name="T10" style:family="text">
      <style:text-properties officeooo:rsid="008f4533"/>
    </style:style>
    <style:style style:name="T11" style:family="text">
      <style:text-properties officeooo:rsid="00908ac7"/>
    </style:style>
    <style:style style:name="T12" style:family="text">
      <style:text-properties officeooo:rsid="0091fb89"/>
    </style:style>
    <style:style style:name="T13" style:family="text">
      <style:text-properties officeooo:rsid="0094a333"/>
    </style:style>
    <style:style style:name="T14" style:family="text">
      <style:text-properties officeooo:rsid="00979ec3"/>
    </style:style>
    <style:style style:name="T15" style:family="text">
      <style:text-properties officeooo:rsid="00a5bb9f" style:language-asian="ja" style:country-asian="JP"/>
    </style:style>
    <style:style style:name="T16" style:family="text">
      <style:text-properties officeooo:rsid="00a6690f"/>
    </style:style>
    <style:style style:name="T17" style:family="text">
      <style:text-properties officeooo:rsid="00abfe57"/>
    </style:style>
    <style:style style:name="T18" style:family="text">
      <style:text-properties officeooo:rsid="00b5beea"/>
    </style:style>
    <style:style style:name="T19" style:family="text">
      <style:text-properties style:font-name="Leelawadee UI"/>
    </style:style>
    <style:style style:name="T20" style:family="text">
      <style:text-properties style:font-name="Leelawadee UI" fo:font-weight="bold" style:font-weight-asian="bold" style:font-weight-complex="bold"/>
    </style:style>
    <style:style style:name="T21" style:family="text">
      <style:text-properties style:font-name="Leelawadee UI" fo:font-weight="bold" officeooo:rsid="00af98dd" style:font-weight-asian="bold" style:font-weight-complex="bold"/>
    </style:style>
    <style:style style:name="T22" style:family="text">
      <style:text-properties style:font-name="Leelawadee UI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om Farmer</text:p>
      <text:p text:style-name="P2"><text:span text:style-name="T20">Email <text:s/></text:span><text:a xlink:type="simple" xlink:href="mailto:thomas.elliot.farmer@gmail.com" text:style-name="Internet_20_link" text:visited-style-name="Visited_20_Internet_20_Link"><text:span text:style-name="T19">thomas.elliot.farmer@gmail.com</text:span></text:a><text:span text:style-name="T22"> <text:s text:c="3"/></text:span><text:span text:style-name="T20">Website <text:s/></text:span><text:a xlink:type="simple" xlink:href="http://frmr.uk/" text:style-name="Internet_20_link" text:visited-style-name="Visited_20_Internet_20_Link"><text:span text:style-name="T19">http://frmr.uk</text:span></text:a><text:span text:style-name="T19"> <text:s text:c="3"/></text:span><text:span text:style-name="T20">Mobile <text:s/></text:span><text:span text:style-name="T19">07527093877</text:span><text:span text:style-name="T22"> <text:s text:c="3"/></text:span><text:span text:style-name="T21">Location</text:span><text:span text:style-name="T20"> <text:s/></text:span><text:span text:style-name="T19">Welwyn Garden City</text:span>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5" text:outline-level="1">Education</text:h>
          </table:table-cell>
          <table:table-cell table:style-name="Table1.B1" office:value-type="string">
            <text:p text:style-name="P11"><text:span text:style-name="T1">Swansea University</text:span><text:tab/>(2014-2015)<text:tab/>MSc. Computer Science, Distinction</text:p>
            <text:p text:style-name="P12"><text:span text:style-name="T1">University of York</text:span><text:tab/><text:tab/>(2009-2012)<text:tab/>BSc. (Hons.) Economics, 2:1</text:p>
            <text:p text:style-name="P12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5" text:outline-level="1">Skills</text:h>
          </table:table-cell>
          <table:table-cell table:style-name="Table1.B2" office:value-type="string">
            <text:p text:style-name="P13">C/C++</text:p>
            <text:list xml:id="list3614132259" text:style-name="L1">
              <text:list-item>
                <text:p text:style-name="P20">Very good knowledge of C and C++, including C++11/<text:span text:style-name="T5">14/17</text:span></text:p>
              </text:list-item>
              <text:list-item>
                <text:p text:style-name="P20">Experience with common tools (GCC, Visual Studio, makefiles, etc.)</text:p>
              </text:list-item>
              <text:list-item>
                <text:p text:style-name="P20">Experience with common libraries (OpenGL, OpenCL, MPI, etc.)</text:p>
                <text:p text:style-name="P20"/>
              </text:list-item>
            </text:list>
            <text:p text:style-name="P13">Java</text:p>
            <text:list xml:id="list983764165" text:style-name="L2">
              <text:list-item>
                <text:p text:style-name="P21">Good knowledge of Java</text:p>
              </text:list-item>
              <text:list-item>
                <text:p text:style-name="P21">Experience with common tools (Eclipse, JUnit, etc.)</text:p>
                <text:p text:style-name="P21"/>
              </text:list-item>
            </text:list>
            <text:p text:style-name="P13">Other languages</text:p>
            <text:list xml:id="list1114795821" text:style-name="L3">
              <text:list-item>
                <text:p text:style-name="P22">Significant knowledge of Python <text:span text:style-name="T17">and</text:span> <text:span text:style-name="T13">Javascript</text:span></text:p>
              </text:list-item>
              <text:list-item>
                <text:p text:style-name="P23">Exposure to many others (<text:span text:style-name="T16">SQL, </text:span>Rust<text:span text:style-name="T16">, </text:span>Ada, Assembly, Haskell, Scala, etc.)</text:p>
                <text:p text:style-name="P24"/>
              </text:list-item>
            </text:list>
            <text:p text:style-name="P13">Other</text:p>
            <text:list xml:id="list2120013442" text:style-name="L4">
              <text:list-item>
                <text:p text:style-name="P25">Experience with version control (Git, Subversion) and issue tracking (Redmine, <text:span text:style-name="T11">Jira</text:span>)</text:p>
              </text:list-item>
              <text:list-item>
                <text:p text:style-name="P25">Experience of common testing methodologies</text:p>
              </text:list-item>
              <text:list-item>
                <text:p text:style-name="P25">Experience of parallel programming, including use of HPC Wales supercomputing cluster and Intel Xeon Phi coprocessor</text:p>
              </text:list-item>
              <text:list-item>
                <text:p text:style-name="P25">Experience with 3D modelling packages (Blender, SketchUp)</text:p>
              </text:list-item>
              <text:list-item>
                <text:p text:style-name="P25">Experience with game engine tools <text:s/>(TES Construction Set, UnrealEd)</text:p>
              </text:list-item>
              <text:list-item>
                <text:p text:style-name="P25">Experience with Linux</text:p>
              </text:list-item>
              <text:list-item>
                <text:p text:style-name="P27">Experience with LaTeX</text:p>
              </text:list-item>
              <text:list-item>
                <text:p text:style-name="P28">Familiarity with IEC 62304 “Medical device software – Software life cycle processes”</text:p>
              </text:list-item>
              <text:list-item>
                <text:p text:style-name="P26">Japanese Language Proficiency Test <text:span text:style-name="T10">N3</text:span> (20<text:span text:style-name="T10">16</text:span>)</text:p>
              </text:list-item>
              <text:list-item>
                <text:p text:style-name="P25">Academic experience of statistical analysis</text:p>
              </text:list-item>
              <text:list-item>
                <text:p text:style-name="P25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6" text:outline-level="1">Experience</text:h>
          </table:table-cell>
          <table:table-cell table:style-name="Table1.B3" office:value-type="string">
            <text:p text:style-name="P14">Hamamatsu Photonics, Software Developer (2015-present)</text:p>
            <text:p text:style-name="P29">Developed NDP.dicom</text:p>
            <text:p text:style-name="P29">Ported NDP.read 2 to Linux</text:p>
            <text:p text:style-name="P30">Implemented competitor formats</text:p>
            <text:p text:style-name="P31">Databases, testing, art assets, <text:span text:style-name="T15">research</text:span></text:p>
            <text:p text:style-name="P29"><text:span text:style-name="T14">Presentations, v</text:span>ideo conferences, meetings with HPEU etc., <text:span text:style-name="T14">Japan</text:span></text:p>
            <text:p text:style-name="P15"/>
            <text:p text:style-name="P13">Harrogate Borough Council, Intern (2013)</text:p>
            <text:p text:style-name="P37">As an intern at Harrogate Borough Council, I was tasked with reporting on the council’s social housing allocations policy as <text:span text:style-name="T6">part of an on-going consultation process.</text:span></text:p>
          </table:table-cell>
        </table:table-row>
        <table:table-row table:style-name="Table1.3">
          <table:table-cell table:style-name="Table1.A4" office:value-type="string">
            <text:h text:style-name="P7" text:outline-level="1">Projects</text:h>
          </table:table-cell>
          <table:table-cell table:style-name="Table1.B4" office:value-type="string">
            <text:p text:style-name="P16">Portfolio Site <text:span text:style-name="T6">(2019)</text:span></text:p>
            <text:p text:style-name="P32">Third website</text:p>
            <text:p text:style-name="P16"/>
            <text:p text:style-name="P16">Software Renderer<text:span text:style-name="T6"> (2019)</text:span></text:p>
            <text:p text:style-name="P32">For educational purposes</text:p>
            <text:p text:style-name="P16"/>
            <text:p text:style-name="P16">Wakarahende <text:span text:style-name="T6">(2019)</text:span></text:p>
            <text:p text:style-name="P32">Website for teaching Japanese vocabulary</text:p>
            <text:p text:style-name="P13"/>
            <text:p text:style-name="P13">Portfolio Site<text:span text:style-name="T6"> </text:span><text:span text:style-name="T7">(2015)</text:span></text:p>
            <text:p text:style-name="P38">First website</text:p>
            <text:p text:style-name="P1"><text:a xlink:type="simple" xlink:href="http://frmr.uk/" text:style-name="Internet_20_link" text:visited-style-name="Visited_20_Internet_20_Link"><text:span text:style-name="T19">Portfolio</text:span></text:a></text:p>
            <text:p text:style-name="P13"/>
            <text:p text:style-name="P17">Dissertation<text:span text:style-name="T6"> </text:span><text:span text:style-name="T7">(2015)</text:span></text:p>
            <text:p text:style-name="P33"><text:soft-page-break/>Evaluating the performance and usability of task parallelism on Intel Xeon and Xeon Phi processors.</text:p>
            <text:p text:style-name="P13"/>
            <text:p text:style-name="P39"><text:span text:style-name="T2">Globe Demo</text:span><text:span text:style-name="T9"> (2015)</text:span></text:p>
            <text:p text:style-name="P13"/>
            <text:p text:style-name="P13">Ray <text:span text:style-name="T4">T</text:span>racer<text:span text:style-name="T6"> </text:span><text:span text:style-name="T7">(2014)</text:span></text:p>
            <text:p text:style-name="P37">Featuring reflection, multi-threading, anti-aliasing, depth-of-field, HDR rendering and dithering of floating-point colour channels.</text:p>
            <text:p text:style-name="P18"/>
            <text:p text:style-name="P19">Continent Construction Kit<text:span text:style-name="T6"> </text:span><text:span text:style-name="T7">(201</text:span><text:span text:style-name="T8">4</text:span><text:span text:style-name="T7">)</text:span></text:p>
            <text:p text:style-name="P34">Library using simple structures to model continental interactions and efficiently produce semi-realistic geographic features.</text:p>
            <text:p text:style-name="P34"/>
            <text:p text:style-name="P40"><text:span text:style-name="T1">Wizmatch</text:span><text:span text:style-name="T6"> </text:span><text:span text:style-name="T7">(2014)</text:span></text:p>
            <text:p text:style-name="P34">Example implementation of game engine featuring deferred rendering, zone/portal culling, a binary-encoded model format and custom tools.</text:p>
            <text:p text:style-name="P18"/>
            <text:p text:style-name="P18"><text:span text:style-name="T12">f</text:span>net<text:span text:style-name="T6"> </text:span><text:span text:style-name="T7">(2013)</text:span></text:p>
            <text:p text:style-name="P37">Simplified C++ interface for enet networking library.</text:p>
          </table:table-cell>
        </table:table-row>
        <table:table-row>
          <table:table-cell table:style-name="Table1.A5" office:value-type="string">
            <text:h text:style-name="P8" text:outline-level="1">Other</text:h>
          </table:table-cell>
          <table:table-cell table:style-name="Table1.B5" office:value-type="string">
            <text:p text:style-name="P35"><text:span text:style-name="T18">Clean</text:span> UK driving license</text:p>
            <text:p text:style-name="P35">Willing to relocate</text:p>
            <text:p text:style-name="P35"/>
          </table:table-cell>
        </table:table-row>
        <table:table-row>
          <table:table-cell table:style-name="Table1.A6" office:value-type="string">
            <text:h text:style-name="P7" text:outline-level="1">References</text:h>
          </table:table-cell>
          <table:table-cell table:style-name="Table1.B6" office:value-type="string">
            <text:p text:style-name="P36">Available on request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eelawadee UI" svg:font-family="'Leelawadee UI'" style:font-family-generic="swiss" style:font-pitch="variable"/>
    <style:font-face style:name="Leelawadee UI1" svg:font-family="'Leelawadee UI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Leelawadee UI1" fo:font-family="'Leelawadee UI'" style:font-style-name="Regular" style:font-family-generic="swiss" style:font-pitch="variable" fo:font-size="11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0</meta:editing-cycles>
    <meta:creation-date>2013-02-15T11:33:00</meta:creation-date>
    <dc:date>2019-01-17T19:24:01.787000000</dc:date>
    <meta:editing-duration>PT9H55M39S</meta:editing-duration>
    <meta:generator>LibreOffice/6.0.7.3$Windows_X86_64 LibreOffice_project/dc89aa7a9eabfd848af146d5086077aeed2ae4a5</meta:generator>
    <meta:print-date>2015-08-27T16:10:04.901808953</meta:print-date>
    <meta:document-statistic meta:table-count="1" meta:image-count="0" meta:object-count="0" meta:page-count="2" meta:paragraph-count="67" meta:word-count="386" meta:character-count="2798" meta:non-whitespace-character-count="2481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